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fr" fo:country="FR" officeooo:rsid="0004ad40" officeooo:paragraph-rsid="0004ad40" style:font-size-asian="20pt" style:language-asian="zxx" style:country-asian="none" style:font-size-complex="20pt" style:language-complex="zxx" style:country-complex="none"/>
    </style:style>
    <style:style style:name="P2" style:family="paragraph" style:parent-style-name="Standard">
      <style:text-properties fo:language="fr" fo:country="FR" officeooo:rsid="0004ad40" officeooo:paragraph-rsid="0004ad40" style:language-asian="zxx" style:country-asian="none" style:language-complex="zxx" style:country-complex="none"/>
    </style:style>
    <style:style style:name="P3" style:family="paragraph" style:parent-style-name="Standard" style:list-style-name="L1">
      <style:text-properties fo:language="fr" fo:country="FR" fo:font-weight="bold" officeooo:rsid="0004ad40" officeooo:paragraph-rsid="0004ad40" style:language-asian="zxx" style:country-asian="none" style:font-weight-asian="bold" style:language-complex="zxx" style:country-complex="none" style:font-weight-complex="bold"/>
    </style:style>
    <style:style style:name="T1" style:family="text">
      <style:text-properties style:text-underline-style="solid" style:text-underline-width="auto" style:text-underline-color="font-color"/>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language="fr" fo:country="FR" style:language-asian="zxx" style:country-asian="none" style:language-complex="zxx" style:country-complex="none"/>
    </style:style>
    <style:style style:name="T5" style:family="text">
      <style:text-properties officeooo:rsid="00061d7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3 :</text:p>
      <text:p text:style-name="P2"/>
      <text:list xml:id="list2976679369" text:style-name="L1">
        <text:list-item>
          <text:p text:style-name="P3">Question 3.1</text:p>
        </text:list-item>
      </text:list>
      <text:p text:style-name="P2"/>
      <text:p text:style-name="P2">Les logiciels doivent constamment évoluer et être mis à jour.</text:p>
      <text:p text:style-name="P2"/>
      <text:p text:style-name="P2">La première raison est que les besoins de clients évoluent sans cesse. En effet un produit révolutionnaire à sa sortie va inexorablement être dépassé dans quelques années.</text:p>
      <text:p text:style-name="P2">On peut citer par exemple le premier Iphone qui a lancé la révolution des smartphones en 2007, mais qui est aujourd'hui dépassé. Car les smartphones évoluent sans cesse pour offrir une meilleur résolution d'écran, une meilleur puissance ou ajouter de nouvelles fonctionnalités.</text:p>
      <text:p text:style-name="P2">Il en est de même pour les logiciels qui doivent constamment proposer de nouvelles fonctionnalités, ou garder une interface moderne.</text:p>
      <text:p text:style-name="P2"/>
      <text:p text:style-name="P2">Ensuite, le matériel informatique est lui aussi en constance évolution. Les mises à jour des OS, les nouveaux processeurs ou encore les drivers de cartes graphiques influent beaucoup le fonctionnement des logiciels.</text:p>
      <text:p text:style-name="P2">Si un logiciel n'est pas mis à jour pour s'adapter au dernières versions du matériel, il peut devenir plus lent, ne plus fonctionner correctement ou même ne plus fonctionner du tout.</text:p>
      <text:p text:style-name="P2">Beaucoup de logiciels et de jeux vidéos plus mis à jour depuis longtemps ne fonctionnent plus sur les ordinateurs récents, ou ont des problèmes d'affichage.</text:p>
      <text:p text:style-name="P2">De plus, le matériel offre aussi de nouvelles fonctionnalités (comme le lecteur d'empreintes digitales, intégré sur les ordinateurs et smartphones récents), les logiciels doivent être mis à jour pour profiter de ces fonctionnalités (cela est surtout vrai pour les smartphones, car les fonctionnalités sont nombreuses).</text:p>
      <text:p text:style-name="P2"/>
      <text:p text:style-name="P2">Enfin, il est toujours <text:span text:style-name="T5">nécessaire</text:span> de garantir la sécurité des utilisateurs en <text:span text:style-name="T5">corrigeant</text:span> en permanence les failles de sécurité.</text:p>
      <text:p text:style-name="P2">En effet, de nouvelles failles sont découvertes sans cesse dans les logiciels. Certaines peuvent être <text:span text:style-name="T5">inoffensives</text:span>, mais d'autres peuvent s'avérer dévastatrices comme la faille de Yahoo en 2013.</text:p>
      <text:p text:style-name="P2">Il est donc important de toujours mettre à jour les logiciels en <text:span text:style-name="T5">corrigeant</text:span> systématiquement les failles de sécurité une fois découverte.</text:p>
      <text:p text:style-name="P2"><text:span text:style-name="T5">Ainsi</text:span>, un logiciel non mis à jour peut être dangereux pour l'utilisateur car il peut contenir des failles connues et non corrigées.</text:p>
      <text:p text:style-name="P2">De nombreux piratages visent en priorité les logiciels non mis à jour ou ses anciennes versions, car les failles sont connues et faciles à exploit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224353125452202" text:continue-numbering="true" text:style-name="L1">
        <text:list-item>
          <text:p text:style-name="P3">Question 3.2</text:p>
        </text:list-item>
      </text:list>
      <text:p text:style-name="P2"/>
      <text:p text:style-name="P2">Mettre à jour un logiciel coûte très cher et les entreprises ne peuvent pas se permettre de <text:span text:style-name="T5">réécrire</text:span> <text:span text:style-name="T5">à chaque fois </text:span>le code de leur logiciels.</text:p>
      <text:p text:style-name="P2">Pour faciliter le travail de mise à jour d'un programme, il est nécessaire de séparer les différents aspects et spécifications, comme la spécification technique et fonctionnelle.</text:p>
      <text:p text:style-name="P2">La modélisation et les patrons <text:span text:style-name="T5">permettent</text:span> donc d'introduire des structures <text:span text:style-name="T5">facilement identifiable </text:span>dans les programmes permettant de séparer <text:span text:style-name="T5">c</text:span>es différents aspects.</text:p>
      <text:p text:style-name="P2"/>
      <text:p text:style-name="P2">La modélisation permet de représenter un programme sous la forme d'un modèle et générer automatique son code, sa documentation ou ses tests.</text:p>
      <text:p text:style-name="P2">Les modèles apportent donc un réel gain en productivité. Il suffit seulement de modifier les modèles pour modifier un programme, ce qui est beaucoup plus simple <text:span text:style-name="T5">et rapide</text:span>.</text:p>
      <text:p text:style-name="P2">De plus, les modèles ont aussi l'avantage d'être beaucoup synthétique que le code d'un programme en lui, il suffit de regarder le modèle pour avoir les <text:span text:style-name="T5">spécificités</text:span> fonctionnelles du programme.</text:p>
      <text:p text:style-name="P2">Les spécificités techniques sont elles associées à la génération du code, et donc dépendantes de l'outil de génération (d'où la séparation des deux spécificités).</text:p>
      <text:p text:style-name="P2"/>
      <text:p text:style-name="P2">Les patrons permettent aussi de faciliter la création et la maintenance d'un programme.</text:p>
      <text:p text:style-name="P2">En effet les patrons sont souvent connus et facilement reconnaissable par les <text:span text:style-name="T5">développeurs.</text:span> Le code est alors plus facilement compréhensible une fois le patron reconnu.</text:p>
      <text:p text:style-name="P2">Par exemple pour un site web réalisé en MVC, il est très facile de comprendre le code si on est familier avec cette architecture. Plusieurs aspects de la conception sont contenus dans la structure même du MVC et n'ont pas besoin d'être expliqué.</text:p>
      <text:p text:style-name="P2">Les patrons sont aussi facilement mis en place dans un programme et en <text:span text:style-name="T5">général</text:span> n'ont plus besoin d'être modifié.</text:p>
      <text:p text:style-name="P2"/>
      <text:p text:style-name="P2">Comme les modèles, les modèles permettent aussi de séparer les aspects métiers et techniques. </text:p>
      <text:p text:style-name="P2">En effet les patrons ne contiennent aucun aspect fonctionnel du programme, mais sont juste des solutions pour l'implémentation. Ainsi les patrons contiennent seulement les aspects techniques du programme, facilitant ainsi la séparation de ces deux aspects.</text:p>
      <text:p text:style-name="P2">Une personne lisant le programme va facilement visualiser les patrons et pourra se retrouver plus facilement dans le code pour identifier les différentes fonctionnalités d'un programme.</text:p>
      <text:p text:style-name="P2">Si nous prenons encore pour exemple le MCV, aucune fonctionnalité ne sera jamais contenu dans le pattern du MVC, et si nous voulons toutes les fonctionnalités de la page <text:span text:style-name="T5">d’accueil</text:span> par exemple, il sera très facile de s'y retrouver (il suffit de regarder l'interface de la page <text:span text:style-name="T5">d’accueil</text:span> et la partie du <text:span text:style-name="T5">C</text:span>ontroller traitant cette pag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53S</meta:editing-duration>
    <meta:editing-cycles>4</meta:editing-cycles>
    <meta:generator>LibreOffice/5.3.7.2$Windows_X86_64 LibreOffice_project/6b8ed514a9f8b44d37a1b96673cbbdd077e24059</meta:generator>
    <dc:date>2018-02-01T22:43:51.022000000</dc:date>
    <meta:document-statistic meta:table-count="0" meta:image-count="0" meta:object-count="0" meta:page-count="2" meta:paragraph-count="31" meta:word-count="765" meta:character-count="4918" meta:non-whitespace-character-count="4185"/>
    <meta:user-defined meta:name="Info 1"/>
    <meta:user-defined meta:name="Info 2"/>
    <meta:user-defined meta:name="Info 3"/>
    <meta:user-defined meta:name="Info 4"/>
  </office:meta>
</office:document-meta>
</file>